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" table:style-name="ta1">
        <table:shapes>
          <draw:frame draw:z-index="0" draw:style-name="gr1" draw:text-style-name="P1" svg:width="160.01mm" svg:height="89.88mm" svg:x="3.41mm" svg:y="63.43mm">
            <draw:object draw:notify-on-update-of-ranges="load.A1:load.A1 load.B1:load.F1 load.A2:load.A2 load.B2:load.F2 load.A3:load.A3 load.B3:load.F3 load.A4:load.A4 load.B4:load.F4 load.A5:load.A5 load.B5:load.F5 load.A6:load.A6 load.B6:load.F6 load.A7:load.A7 load.B7:load.F7 load.A8:load.A8 load.B8:load.F8 load.A9:load.A9 load.B9:load.F9 load.A10:load.A10 load.B10:load.F10 load.A11:load.A11 load.B11:load.F11 load.A12:load.A12 load.B12:load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62.4" calcext:value-type="float">
            <text:p>62.4</text:p>
          </table:table-cell>
          <table:table-cell office:value-type="float" office:value="585" calcext:value-type="float">
            <text:p>585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string" calcext:value-type="string">
            <text:p>''Bloofi Reference''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65.8" calcext:value-type="float">
            <text:p>65.8</text:p>
          </table:table-cell>
          <table:table-cell office:value-type="float" office:value="932.6" calcext:value-type="float">
            <text:p>932.6</text:p>
          </table:table-cell>
          <table:table-cell office:value-type="float" office:value="14773" calcext:value-type="float">
            <text:p>14773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113.4" calcext:value-type="float">
            <text:p>113.4</text:p>
          </table:table-cell>
          <table:table-cell office:value-type="float" office:value="1624.8" calcext:value-type="float">
            <text:p>1624.8</text:p>
          </table:table-cell>
        </table:table-row>
        <table:table-row table:style-name="ro1">
          <table:table-cell office:value-type="string" calcext:value-type="string">
            <text:p>''BtreeNoStack''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109.2" calcext:value-type="float">
            <text:p>109.2</text:p>
          </table:table-cell>
          <table:table-cell office:value-type="float" office:value="1170.4" calcext:value-type="float">
            <text:p>1170.4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48.6" calcext:value-type="float">
            <text:p>48.6</text:p>
          </table:table-cell>
          <table:table-cell office:value-type="float" office:value="2611.8" calcext:value-type="float">
            <text:p>2611.8</text:p>
          </table:table-cell>
        </table:table-row>
        <table:table-row table:style-name="ro1">
          <table:table-cell office:value-type="string" calcext:value-type="string">
            <text:p>''LimitedBtree''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108.8" calcext:value-type="float">
            <text:p>108.8</text:p>
          </table:table-cell>
          <table:table-cell office:value-type="float" office:value="1247.8" calcext:value-type="float">
            <text:p>1247.8</text:p>
          </table:table-cell>
        </table:table-row>
        <table:table-row table:style-name="ro1">
          <table:table-cell office:value-type="string" calcext:value-type="string">
            <text:p>''LimitedHamming''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float" office:value="49.2" calcext:value-type="float">
            <text:p>49.2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'Linear List''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''PartialBtree''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53.4" calcext:value-type="float">
            <text:p>53.4</text:p>
          </table:table-cell>
          <table:table-cell office:value-type="float" office:value="576.8" calcext:value-type="float">
            <text:p>576.8</text:p>
          </table:table-cell>
        </table:table-row>
        <table:table-row table:style-name="ro1">
          <table:table-cell office:value-type="string" calcext:value-type="string">
            <text:p>“Flat Bloofi”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68.8" calcext:value-type="float">
            <text:p>68.8</text:p>
          </table:table-cell>
          <table:table-cell office:value-type="float" office:value="4996.4" calcext:value-type="float">
            <text:p>499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1:54:03.361018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11:55:13.006673875</dc:date>
    <meta:editing-duration>PT4M10S</meta:editing-duration>
    <meta:editing-cycles>3</meta:editing-cycles>
    <meta:generator>LibreOffice/6.0.7.3$Linux_X86_64 LibreOffice_project/00m0$Build-3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line" chart:style-name="ch1">
        <chart:legend chart:legend-position="end" svg:x="11.758cm" svg:y="1.672cm" style:legend-expansion="high" chart:style-name="ch2"/>
        <chart:plot-area chart:style-name="ch3" table:cell-range-address="load.A1:load.F12" chart:data-source-has-labels="both" svg:x="0.32cm" svg:y="0.179cm" svg:width="11.118cm" svg:height="8.631cm">
          <chartooo:coordinate-region svg:x="1.143cm" svg:y="0.381cm" svg:width="9.055cm" svg:height="7.776cm"/>
          <chart:axis chart:dimension="x" chart:name="primary-x" chart:style-name="ch4" chartooo:axis-type="auto">
            <chartooo:date-scale/>
            <chart:categories table:cell-range-address="load.B1:load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ad.B2:load.F2" chart:label-cell-address="load.A2:load.A2" chart:class="chart:line">
            <chart:data-point chart:repeated="5"/>
          </chart:series>
          <chart:series chart:style-name="ch8" chart:values-cell-range-address="load.B3:load.F3" chart:label-cell-address="load.A3:load.A3" chart:class="chart:line">
            <chart:data-point chart:repeated="5"/>
          </chart:series>
          <chart:series chart:style-name="ch9" chart:values-cell-range-address="load.B4:load.F4" chart:label-cell-address="load.A4:load.A4" chart:class="chart:line">
            <chart:data-point chart:repeated="5"/>
          </chart:series>
          <chart:series chart:style-name="ch10" chart:values-cell-range-address="load.B5:load.F5" chart:label-cell-address="load.A5:load.A5" chart:class="chart:line">
            <chart:data-point chart:repeated="5"/>
          </chart:series>
          <chart:series chart:style-name="ch11" chart:values-cell-range-address="load.B6:load.F6" chart:label-cell-address="load.A6:load.A6" chart:class="chart:line">
            <chart:data-point chart:repeated="5"/>
          </chart:series>
          <chart:series chart:style-name="ch12" chart:values-cell-range-address="load.B7:load.F7" chart:label-cell-address="load.A7:load.A7" chart:class="chart:line">
            <chart:data-point chart:repeated="5"/>
          </chart:series>
          <chart:series chart:style-name="ch13" chart:values-cell-range-address="load.B8:load.F8" chart:label-cell-address="load.A8:load.A8" chart:class="chart:line">
            <chart:data-point chart:repeated="5"/>
          </chart:series>
          <chart:series chart:style-name="ch14" chart:values-cell-range-address="load.B9:load.F9" chart:label-cell-address="load.A9:load.A9" chart:class="chart:line">
            <chart:data-point chart:repeated="5"/>
          </chart:series>
          <chart:series chart:style-name="ch15" chart:values-cell-range-address="load.B10:load.F10" chart:label-cell-address="load.A10:load.A10" chart:class="chart:line">
            <chart:data-point chart:repeated="5"/>
          </chart:series>
          <chart:series chart:style-name="ch16" chart:values-cell-range-address="load.B11:load.F11" chart:label-cell-address="load.A11:load.A11" chart:class="chart:line">
            <chart:data-point chart:repeated="5"/>
          </chart:series>
          <chart:series chart:style-name="ch17" chart:values-cell-range-address="load.B12:load.F12" chart:label-cell-address="load.A12:load.A12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load.B1:load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load.A2:load.A2</svg:desc>
                </draw:g>
              </table:table-cell>
              <table:table-cell office:value-type="float" office:value="1.8">
                <text:p>1.8</text:p>
                <draw:g>
                  <svg:desc>load.B2:load.F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2.4">
                <text:p>62.4</text:p>
              </table:table-cell>
              <table:table-cell office:value-type="float" office:value="585">
                <text:p>585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''Bloofi Reference''</text:p>
                <draw:g>
                  <svg:desc>load.A3:load.A3</svg:desc>
                </draw:g>
              </table:table-cell>
              <table:table-cell office:value-type="float" office:value="1">
                <text:p>1</text:p>
                <draw:g>
                  <svg:desc>load.B3:load.F3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65.8">
                <text:p>65.8</text:p>
              </table:table-cell>
              <table:table-cell office:value-type="float" office:value="932.6">
                <text:p>932.6</text:p>
              </table:table-cell>
              <table:table-cell office:value-type="float" office:value="14773">
                <text:p>14773</text:p>
              </table:table-cell>
            </table:table-row>
            <table:table-row>
              <table:table-cell office:value-type="string">
                <text:p>''Btree''</text:p>
                <draw:g>
                  <svg:desc>load.A4:load.A4</svg:desc>
                </draw:g>
              </table:table-cell>
              <table:table-cell office:value-type="float" office:value="0.8">
                <text:p>0.8</text:p>
                <draw:g>
                  <svg:desc>load.B4:load.F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6">
                <text:p>7.6</text:p>
              </table:table-cell>
              <table:table-cell office:value-type="float" office:value="113.4">
                <text:p>113.4</text:p>
              </table:table-cell>
              <table:table-cell office:value-type="float" office:value="1624.8">
                <text:p>1624.8</text:p>
              </table:table-cell>
            </table:table-row>
            <table:table-row>
              <table:table-cell office:value-type="string">
                <text:p>''BtreeNoStack''</text:p>
                <draw:g>
                  <svg:desc>load.A5:load.A5</svg:desc>
                </draw:g>
              </table:table-cell>
              <table:table-cell office:value-type="float" office:value="0.4">
                <text:p>0.4</text:p>
                <draw:g>
                  <svg:desc>load.B5:load.F5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109.2">
                <text:p>109.2</text:p>
              </table:table-cell>
              <table:table-cell office:value-type="float" office:value="1170.4">
                <text:p>1170.4</text:p>
              </table:table-cell>
            </table:table-row>
            <table:table-row>
              <table:table-cell office:value-type="string">
                <text:p>''Hamming''</text:p>
                <draw:g>
                  <svg:desc>load.A6:load.A6</svg:desc>
                </draw:g>
              </table:table-cell>
              <table:table-cell office:value-type="float" office:value="0.6">
                <text:p>0.6</text:p>
                <draw:g>
                  <svg:desc>load.B6:load.F6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2.6">
                <text:p>2.6</text:p>
              </table:table-cell>
              <table:table-cell office:value-type="float" office:value="48.6">
                <text:p>48.6</text:p>
              </table:table-cell>
              <table:table-cell office:value-type="float" office:value="2611.8">
                <text:p>2611.8</text:p>
              </table:table-cell>
            </table:table-row>
            <table:table-row>
              <table:table-cell office:value-type="string">
                <text:p>''LimitedBtree''</text:p>
                <draw:g>
                  <svg:desc>load.A7:load.A7</svg:desc>
                </draw:g>
              </table:table-cell>
              <table:table-cell office:value-type="float" office:value="0.2">
                <text:p>0.2</text:p>
                <draw:g>
                  <svg:desc>load.B7:load.F7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108.8">
                <text:p>108.8</text:p>
              </table:table-cell>
              <table:table-cell office:value-type="float" office:value="1247.8">
                <text:p>1247.8</text:p>
              </table:table-cell>
            </table:table-row>
            <table:table-row>
              <table:table-cell office:value-type="string">
                <text:p>''LimitedHamming''</text:p>
                <draw:g>
                  <svg:desc>load.A8:load.A8</svg:desc>
                </draw:g>
              </table:table-cell>
              <table:table-cell office:value-type="float" office:value="0.6">
                <text:p>0.6</text:p>
                <draw:g>
                  <svg:desc>load.B8:load.F8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2.6">
                <text:p>2.6</text:p>
              </table:table-cell>
              <table:table-cell office:value-type="float" office:value="49.2">
                <text:p>49.2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''Linear''</text:p>
                <draw:g>
                  <svg:desc>load.A9:load.A9</svg:desc>
                </draw:g>
              </table:table-cell>
              <table:table-cell office:value-type="float" office:value="0">
                <text:p>0</text:p>
                <draw:g>
                  <svg:desc>load.B9:load.F9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''Linear List''</text:p>
                <draw:g>
                  <svg:desc>load.A10:load.A10</svg:desc>
                </draw:g>
              </table:table-cell>
              <table:table-cell office:value-type="float" office:value="0.2">
                <text:p>0.2</text:p>
                <draw:g>
                  <svg:desc>load.B10:load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''PartialBtree''</text:p>
                <draw:g>
                  <svg:desc>load.A11:load.A11</svg:desc>
                </draw:g>
              </table:table-cell>
              <table:table-cell office:value-type="float" office:value="0.2">
                <text:p>0.2</text:p>
                <draw:g>
                  <svg:desc>load.B11:load.F11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4.2">
                <text:p>4.2</text:p>
              </table:table-cell>
              <table:table-cell office:value-type="float" office:value="53.4">
                <text:p>53.4</text:p>
              </table:table-cell>
              <table:table-cell office:value-type="float" office:value="576.8">
                <text:p>576.8</text:p>
              </table:table-cell>
            </table:table-row>
            <table:table-row>
              <table:table-cell office:value-type="string">
                <text:p>“Flat Bloofi”</text:p>
                <draw:g>
                  <svg:desc>load.A12:load.A12</svg:desc>
                </draw:g>
              </table:table-cell>
              <table:table-cell office:value-type="float" office:value="0.04">
                <text:p>0.04</text:p>
                <draw:g>
                  <svg:desc>load.B12:load.F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.8">
                <text:p>4.8</text:p>
              </table:table-cell>
              <table:table-cell office:value-type="float" office:value="68.8">
                <text:p>68.8</text:p>
              </table:table-cell>
              <table:table-cell office:value-type="float" office:value="4996.4">
                <text:p>499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